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.861cm"/>
    </style:style>
    <style:style style:name="co8" style:family="table-column">
      <style:table-column-properties fo:break-before="auto" style:column-width="33.295cm"/>
    </style:style>
    <style:style style:name="co9" style:family="table-column">
      <style:table-column-properties fo:break-before="auto" style:column-width="5.159cm"/>
    </style:style>
    <style:style style:name="co10" style:family="table-column">
      <style:table-column-properties fo:break-before="auto" style:column-width="34.26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637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6.713cm"/>
    </style:style>
    <style:style style:name="co15" style:family="table-column">
      <style:table-column-properties fo:break-before="auto" style:column-width="2.05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73cm"/>
    </style:style>
    <style:style style:name="co19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2.448cm" fo:break-before="auto" style:use-optimal-row-height="true"/>
    </style:style>
    <style:style style:name="ro5" style:family="table-row">
      <style:table-row-properties style:row-height="7.9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value-type" style:repeat-content="false"/>
      <style:paragraph-properties css3t:text-justify="auto"/>
    </style:style>
    <style:style style:name="ce5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vertical-align="top"/>
      <style:text-properties style:font-name-asian="游ゴシック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No.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ycles</text:p>
          </table:table-cell>
          <table:table-cell/>
          <table:table-cell office:value-type="string" calcext:value-type="string">
            <text:p>No.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ycl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op1 r</text:p>
          </table:table-cell>
          <table:table-cell table:style-name="ce5" office:value-type="string" calcext:value-type="string" table:number-columns-spanned="1" table:number-rows-spanned="8">
            <text:p>Specify r as 1st operand</text:p>
          </table:table-cell>
          <table:table-cell table:style-name="ce7" table:formula="of:=[.$K$68]+1" office:value-type="float" office:value="29" calcext:value-type="float" table:number-columns-spanned="1" table:number-rows-spanned="8">
            <text:p>29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 table:number-columns-spanned="1" table:number-rows-spanned="16">
            <text:p>ldi.4 v</text:p>
          </table:table-cell>
          <table:table-cell table:style-name="ce5" office:value-type="string" calcext:value-type="string" table:number-columns-spanned="1" table:number-rows-spanned="16">
            <text:p>T1=ROR(OP1,I);T1[3:0]=v;(OP1=ROL(T1,I);I+=4)</text:p>
          </table:table-cell>
          <table:table-cell table:style-name="ce5" table:formula="of:=[.$K$68]+3" office:value-type="float" office:value="31" calcext:value-type="float" table:number-columns-spanned="1" table:number-rows-spanned="16">
            <text:p>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65" calcext:value-type="float">
            <text:p>65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66" calcext:value-type="float">
            <text:p>66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67" calcext:value-type="float">
            <text:p>67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68" calcext:value-type="float">
            <text:p>68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69" calcext:value-type="float">
            <text:p>69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neral purpos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70" calcext:value-type="float">
            <text:p>70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gram counte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covered-table-cell table:number-columns-repeated="2"/>
          <table:covered-table-cell table:style-name="ce8"/>
          <table:table-cell/>
          <table:table-cell table:style-name="ce2" office:value-type="float" office:value="71" calcext:value-type="float">
            <text:p>71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emporary 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 table:number-columns-spanned="1" table:number-rows-spanned="8">
            <text:p>op2 r</text:p>
          </table:table-cell>
          <table:table-cell table:style-name="ce5" office:value-type="string" calcext:value-type="string" table:number-columns-spanned="1" table:number-rows-spanned="8">
            <text:p>Specify r as 2nd operand</text:p>
          </table:table-cell>
          <table:table-cell table:style-name="ce7" table:formula="of:=[.$K$68]+1" office:value-type="float" office:value="29" calcext:value-type="float" table:number-columns-spanned="1" table:number-rows-spanned="8">
            <text:p>29</text:p>
          </table:table-cell>
          <table:table-cell/>
          <table:table-cell table:style-name="ce2" office:value-type="float" office:value="72" calcext:value-type="float">
            <text:p>72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Temporary 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3" calcext:value-type="float">
            <text:p>7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Temporary 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4" calcext:value-type="float">
            <text:p>7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string" calcext:value-type="string">
            <text:p>Temporary 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5" calcext:value-type="float">
            <text:p>7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Loop count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6" calcext:value-type="float">
            <text:p>7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nterruption ve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7" calcext:value-type="float">
            <text:p>77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Index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8" calcext:value-type="float">
            <text:p>7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Index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covered-table-cell table:number-columns-repeated="2"/>
          <table:covered-table-cell table:style-name="ce8" office:value-type="float" office:value="9" calcext:value-type="float">
            <text:p>9</text:p>
          </table:covered-table-cell>
          <table:table-cell/>
          <table:table-cell table:style-name="ce2" office:value-type="float" office:value="79" calcext:value-type="float">
            <text:p>79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ov.1</text:p>
          </table:table-cell>
          <table:table-cell office:value-type="string" calcext:value-type="string">
            <text:p>(OP1[I]=OP2[I];I++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ldr.1</text:p>
          </table:table-cell>
          <table:table-cell office:value-type="string" calcext:value-type="string">
            <text:p>T1=ROR(OP2,I);;(OP1[J]=(T1);J++)</text:p>
          </table:table-cell>
          <table:table-cell table:formula="of:=[.$K$68]+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Interruption mas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ot.1</text:p>
          </table:table-cell>
          <table:table-cell office:value-type="string" calcext:value-type="string">
            <text:p>(OP1[I]=~OP2[I];I++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dri.1</text:p>
          </table:table-cell>
          <table:table-cell office:value-type="string" calcext:value-type="string">
            <text:p>T1=T2=ROR(OP2,I);{C,T2[3:0]}=T2[3:0]+1;(OP1[J]=(T1);J++);{C,T2[7:4]}=T2[7:4]+C;{C,T2[11:8]}=T2[11:8]+C;{C,T2[15:12]}=T2[15:12]+C;OP2=ROL(T2,I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1</text:p>
          </table:table-cell>
          <table:table-cell office:value-type="string" calcext:value-type="string">
            <text:p>1st oper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cified by op1 r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or.1</text:p>
          </table:table-cell>
          <table:table-cell office:value-type="string" calcext:value-type="string">
            <text:p>(OP1[I]=OP1[I]|OP2[I];I++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drd.1</text:p>
          </table:table-cell>
          <table:table-cell office:value-type="string" calcext:value-type="string">
            <text:p>T1=ROR(OP2,I);{C,T1[3:0]}=T1[3:0]-1;{C,T1[7:4]}=T1[7:4]-C;{C,T1[11:8]}=T1[11:8]-C;{C,T1[15:12]}=T1[15:12]-C;OP2=ROL(T1,I);(OP1[J]=(T1);J++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2</text:p>
          </table:table-cell>
          <table:table-cell office:value-type="string" calcext:value-type="string">
            <text:p>2nd oper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cified by op2 r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nd.1</text:p>
          </table:table-cell>
          <table:table-cell office:value-type="string" calcext:value-type="string">
            <text:p>(OP1[I]=OP1[I]&amp;OP2[I];I++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tr.1</text:p>
          </table:table-cell>
          <table:table-cell office:value-type="string" calcext:value-type="string">
            <text:p>T1=ROR(OP2,I);;((T1)=OP1[J];J++)</text:p>
          </table:table-cell>
          <table:table-cell table:formula="of:=[.$K$68]+3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Upper 16 bits of product</text:p>
            <text:p>/Remai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=T3[31:16]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xor.1</text:p>
          </table:table-cell>
          <table:table-cell office:value-type="string" calcext:value-type="string">
            <text:p>(OP1[I]=OP1[I]^OP2[I];I++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tri.1</text:p>
          </table:table-cell>
          <table:table-cell office:value-type="string" calcext:value-type="string">
            <text:p><text:span text:style-name="T1">T1=T2=ROR(OP2,I);{C,T2[3:0]}=T2[3:0]+1;((T1)=OP1[J]</text:span>;J++);{C,T2[7:4]}=T2[7:4]+C;{C,T2[11:8]}=T2[11:8]+C;{C,T2[15:12]}=T2[15:12]+C;OP2=ROL(T2,I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Lower 16 bits of product</text:p>
            <text:p>/Quoti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=T3[15:0]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T1=ROR(OP1,I);T2=ROR(OP2,I);T1=T1&lt;&lt;T2[3:0];OP1=ROL(T1,I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trd.1</text:p>
          </table:table-cell>
          <table:table-cell office:value-type="string" calcext:value-type="string">
            <text:p><text:span text:style-name="T1">T1=ROR(OP2,I);{C,T1[3:0]}=T1[3:0]-1;{C,T1[7:4]}=T1[7:4]-C;{C,T1[11:8]}=T1[11:8]-C;{C,T1[15:12]}=T1[15:12]-C;OP2=ROL(T1,I);((T1)=OP1[J]</text:span>;J++)</text:p>
          </table:table-cell>
          <table:table-cell table:formula="of:=[.$K$68]+7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Instructio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T1=ROR(OP1,I);T2=ROR(OP2,I);T1=T1&gt;&gt;T2[3:0]</text:span>;OP1=ROL(T1,I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Q</text:p>
          </table:table-cell>
          <table:table-cell office:value-type="string" calcext:value-type="string">
            <text:p>Interrup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<text:span text:style-name="T1">T1=ROR(OP1,I);T2=ROR(OP2,I);T1=T1&gt;&gt;&gt;T2[3:0]</text:span>;OP1=ROL(T1,I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inci</text:p>
          </table:table-cell>
          <table:table-cell office:value-type="string" calcext:value-type="string">
            <text:p>I++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T1=ROR(OP2,I);OP1=ROL(OP1,T1[3:0]</text:span>);</text:p>
          </table:table-cell>
          <table:table-cell table:formula="of:=[.$K$68]+2" office:value-type="float" office:value="30" calcext:value-type="float">
            <text:p>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dd4i</text:p>
          </table:table-cell>
          <table:table-cell office:value-type="string" calcext:value-type="string">
            <text:p>I+=4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Note: The processor has one 4 bits adder </text:p>
            <text:p>and one barrel shifter.</text:p>
          </table:table-cell>
          <table:table-cell table:number-columns-repeated="5"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T1=ROR(OP2,I);OP1=ROR(OP1,T1[3:0]</text:span>);</text:p>
          </table:table-cell>
          <table:table-cell table:formula="of:=[.$K$68]+2"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fi</text:p>
          </table:table-cell>
          <table:table-cell office:value-type="string" calcext:value-type="string">
            <text:p>OP1={12'b0,I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Note: Evaluating IF takes 1 clock.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adc.1</text:p>
          </table:table-cell>
          <table:table-cell office:value-type="string" calcext:value-type="string">
            <text:p>T1=ROR(OP1,I);T2=ROR(OP2,I);{C,T1[0]}=T1[0]+T2[0]+C;(OP1=ROL(T1,I);I++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ti</text:p>
          </table:table-cell>
          <table:table-cell office:value-type="string" calcext:value-type="string">
            <text:p>I=OP2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sbb.1</text:p>
          </table:table-cell>
          <table:table-cell office:value-type="string" calcext:value-type="string">
            <text:p>T1=ROR(OP1,I);T2=ROR(OP2,I);{C,T1[0]}=T1[0]-T2[0]-C;(OP1=ROL(T1,I);I++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lj</text:p>
          </table:table-cell>
          <table:table-cell office:value-type="string" calcext:value-type="string">
            <text:p>J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inc.4</text:p>
          </table:table-cell>
          <table:table-cell office:value-type="string" calcext:value-type="string">
            <text:p>T1=ROR(OP2,I);{C,T1[3:0]}=T1[3:0]+1;(OP1=ROL(T1,I);I++);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incj</text:p>
          </table:table-cell>
          <table:table-cell office:value-type="string" calcext:value-type="string">
            <text:p>J++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inc.16</text:p>
          </table:table-cell>
          <table:table-cell office:value-type="string" calcext:value-type="string">
            <text:p>T1=ROR(OP2,I);{C,T1[3:0]}=T1[3:0]+1;{C,T1[7:4]}=T1[7:4]+C;{C,T1[11:8]}=T1[11:8]+C;{C,T1[15:12]}=T1[15:12]+C;OP1=ROL(T1,I);</text:p>
          </table:table-cell>
          <table:table-cell table:formula="of:=[.$K$68]+6" office:value-type="float" office:value="34" calcext:value-type="float">
            <text:p>3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dd4j</text:p>
          </table:table-cell>
          <table:table-cell office:value-type="string" calcext:value-type="string">
            <text:p>J+=4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dec.4</text:p>
          </table:table-cell>
          <table:table-cell office:value-type="string" calcext:value-type="string">
            <text:p>T1=ROR(OP2,I);{C,T1[3:0]}=T1[3:0]-1;(OP1=ROL(T1,I);I++);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fj</text:p>
          </table:table-cell>
          <table:table-cell office:value-type="string" calcext:value-type="string">
            <text:p>OP1=ROL({12'b0,J}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dec.16</text:p>
          </table:table-cell>
          <table:table-cell office:value-type="string" calcext:value-type="string">
            <text:p>T1=ROR(OP2,I);{C,T1[3:0]}=T1[3:0]-1;{C,T1[7:4]}=T1[7:4]-C;{C,T1[11:8]}=T1[11:8]-C;{C,T1[15:12]}=T1[15:12]-C;OP1=ROL(T1,I);</text:p>
          </table:table-cell>
          <table:table-cell table:formula="of:=[.$K$68]+6" office:value-type="float" office:value="34" calcext:value-type="float">
            <text:p>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tj</text:p>
          </table:table-cell>
          <table:table-cell office:value-type="string" calcext:value-type="string">
            <text:p>J=ROR(OP2,I)[3:0]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mov.4</text:p>
          </table:table-cell>
          <table:table-cell office:value-type="string" calcext:value-type="string">
            <text:p>(T1[I+3:I]=T2[I+3:I];I+=4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dr.4</text:p>
          </table:table-cell>
          <table:table-cell office:value-type="string" calcext:value-type="string">
            <text:p><text:span text:style-name="T1">(T1=OP2;T2=ROR(OP2,I));FOR(N,3){{C,T2[3:0]}=T2[3:0]+1;(OP1[J]=(T2);J++);{C,T2[7:4]}=T2[7:4]+C;{C,T2[11:8]}=T2[11:8]+C;{C,T2[15:12]}=T2[15:12]+C</text:span>};OP2=T1;(OP1[J]=(T2);J++)</text:p>
          </table:table-cell>
          <table:table-cell table:formula="of:=[.$K$68]+1+5*3+2"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not.4</text:p>
          </table:table-cell>
          <table:table-cell office:value-type="string" calcext:value-type="string">
            <text:p><text:span text:style-name="T1">(T1[I+3:I]=~T2[I+3:I];I+=4</text:span>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ldri.4</text:p>
          </table:table-cell>
          <table:table-cell office:value-type="string" calcext:value-type="string">
            <text:p>T1=ROR(OP2,I);FOR(N,4){{C,T1[3:0]}=T1[3:0]+1;(OP1[J]=(T1);J++);{C,T1[7:4]}=T1[7:4]+C;{C,T1[11:8]}=T1[11:8]+C;{C,T1[15:12]}=T1[15:12]+C}</text:p>
          </table:table-cell>
          <table:table-cell table:formula="of:=[.$K$68]+1+5*4"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or.4</text:p>
          </table:table-cell>
          <table:table-cell office:value-type="string" calcext:value-type="string">
            <text:p><text:span text:style-name="T1">(T1[I+3:I]=T1[I+3:I]|T2[I+3:I];I+=4</text:span>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ldrd.4</text:p>
          </table:table-cell>
          <table:table-cell office:value-type="string" calcext:value-type="string">
            <text:p>(T1=ROR(OP2,I);T2=J+=4);FOR(N,4){(IF(N!=0){OP1[J]=(T1)};{C,T1[3:0]}=T1[3:0]-1);{C,T1[7:4]}=T1[7:4]-C;{C,T1[11:8]}=T1[11:8]-C;{C,T1[15:12]}=T1[15:12]-C;J--};(OP1[J]=(T1);J=T2)</text:p>
          </table:table-cell>
          <table:table-cell table:formula="of:=[.$K$68]+1+5*4+1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and.4</text:p>
          </table:table-cell>
          <table:table-cell office:value-type="string" calcext:value-type="string">
            <text:p><text:span text:style-name="T1">(T1[I+3:I]=T1[I+3:I]&amp;T2[I+3:I];I+=4</text:span>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tr.4</text:p>
          </table:table-cell>
          <table:table-cell office:value-type="string" calcext:value-type="string">
            <text:p><text:span text:style-name="T1">(T1=OP2;T2=ROR(OP2,I));FOR(N,3){{C,T2[3:0]}=T2[3:0]+1;((T2)=OP1[J];J++);{C,T2[7:4]}=T2[7:4]+C;{C,T2[11:8]}=T2[11:8]+C;{C,T2[15:12]}=T2[15:12]+C};OP2=T1;((T2)=OP1[J]</text:span>;J++)</text:p>
          </table:table-cell>
          <table:table-cell table:formula="of:=[.$K$68]+1+5*3+2"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xor.4</text:p>
          </table:table-cell>
          <table:table-cell office:value-type="string" calcext:value-type="string">
            <text:p><text:span text:style-name="T1">(T1[I+3:I]=T1[I+3:I]^T2[I+3:I];I+=4</text:span>);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tri.4</text:p>
          </table:table-cell>
          <table:table-cell office:value-type="string" calcext:value-type="string">
            <text:p><text:span text:style-name="T1">T1=ROR(OP2,I);FOR(N,4){{C,T1[3:0]}=T1[3:0]+1;((T1)=OP1[J]</text:span>;J++);{C,T1[7:4]}=T1[7:4]+C;{C,T1[11:8]}=T1[11:8]+C;{C,T1[15:12]}=T1[15:12]+C}</text:p>
          </table:table-cell>
          <table:table-cell table:formula="of:=[.$K$68]+1+5*4"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uspend until interruption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trd.4</text:p>
          </table:table-cell>
          <table:table-cell office:value-type="string" calcext:value-type="string">
            <text:p><text:span text:style-name="T1">(T1=ROR(OP2,I);T2=J+=4);FOR(N,4){(IF(N!=0){(T1)=OP1[J]};{C,T1[3:0]}=T1[3:0]-1);{C,T1[7:4]}=T1[7:4]-C;{C,T1[11:8]}=T1[11:8]-C;{C,T1[15:12]}=T1[15:12]-C;J--};((T1)=OP1[J]</text:span>;J=T2)</text:p>
          </table:table-cell>
          <table:table-cell table:formula="of:=[.$K$68]+1+5*4+1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C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=1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fc</text:p>
          </table:table-cell>
          <table:table-cell office:value-type="string" calcext:value-type="string">
            <text:p>OP1[I]=C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/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M=0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adc.4</text:p>
          </table:table-cell>
          <table:table-cell office:value-type="string" calcext:value-type="string">
            <text:p>T1=ROR(OP1,I);T2=ROR(OP2,I);{C,T1[3:0]}=T1[3:0]+T2[3:0]+C;(OP1=ROL(T1,I);I++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M=1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sbb.4</text:p>
          </table:table-cell>
          <table:table-cell office:value-type="string" calcext:value-type="string">
            <text:p>T1=ROR(OP1,I);T2=ROR(OP2,I);{C,T1[3:0]}=T1[3:0]-T2[3:0]-C;(OP1=ROL(T1,I);I++);</text:p>
          </table:table-cell>
          <table:table-cell table:formula="of:=[.$K$68]+4"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fm</text:p>
          </table:table-cell>
          <table:table-cell office:value-type="string" calcext:value-type="string">
            <text:p>OP1[I]=M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mul.4</text:p>
          </table:table-cell>
          <table:table-cell/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OP1=ROL(V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muls.4</text:p>
          </table:table-cell>
          <table:table-cell office:value-type="string" calcext:value-type="string">
            <text:p>T1=ROR(OP1,I);T2=ROR(OP2,I);{H,L}=T1[3:0]*T2[3:0]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tv</text:p>
          </table:table-cell>
          <table:table-cell office:value-type="string" calcext:value-type="string">
            <text:p>V=ROR(OP1,I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div.4</text:p>
          </table:table-cell>
          <table:table-cell office:value-type="string" calcext:value-type="string">
            <text:p><text:span text:style-name="T1">T1=ROR(OP1,I);T2=ROR(OP2,I);L=T1/T2;H=T1[3:0]%T2[3:0]</text:span>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OP1[0:15]=OP2[15:0]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divs.4</text:p>
          </table:table-cell>
          <table:table-cell office:value-type="string" calcext:value-type="string">
            <text:p><text:span text:style-name="T1">T1=ROR(OP1,I);T2=ROR(OP2,I);L=T1/T2;H=T1[3:0]%T2[3:0]</text:span>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swp</text:p>
          </table:table-cell>
          <table:table-cell office:value-type="string" calcext:value-type="string">
            <text:p>(OP1=OP2;OP2=OP1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mov.16</text:p>
          </table:table-cell>
          <table:table-cell office:value-type="string" calcext:value-type="string">
            <text:p>OP1=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ldr.16</text:p>
          </table:table-cell>
          <table:table-cell office:value-type="string" calcext:value-type="string">
            <text:p><text:span text:style-name="T1">(T1=OP2;T2=ROR(OP2,I));FOR(N,15){{C,T2[3:0]}=T2[3:0]+1;(OP1[J]=(T2);J++);{C,T2[7:4]}=T2[7:4]+C;{C,T2[11:8]}=T2[11:8]+C;{C,T2[15:12]}=T2[15:12]+C</text:span>};OP2=T1;(OP1[J]=(T2);J++)</text:p>
          </table:table-cell>
          <table:table-cell table:formula="of:=[.$K$68]+1+5*15+2"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not.16</text:p>
          </table:table-cell>
          <table:table-cell office:value-type="string" calcext:value-type="string">
            <text:p>OP1=~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ldri.16</text:p>
          </table:table-cell>
          <table:table-cell office:value-type="string" calcext:value-type="string">
            <text:p>T1=ROR(OP2,I);FOR(N,16){{C,T1[3:0]}=T1[3:0]+1;(OP1[J]=(T1);J++);{C,T1[7:4]}=T1[7:4]+C;{C,T1[11:8]}=T1[11:8]+C;{C,T1[15:12]}=T1[15:12]+C}</text:p>
          </table:table-cell>
          <table:table-cell table:formula="of:=[.$K$68]+1+5*16"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or.16</text:p>
          </table:table-cell>
          <table:table-cell office:value-type="string" calcext:value-type="string">
            <text:p>OP1=OP1|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ldrd.16</text:p>
          </table:table-cell>
          <table:table-cell office:value-type="string" calcext:value-type="string">
            <text:p>(T1=ROR(OP2,I);T2=J+=4);FOR(N,16){(IF(N!=0){OP1[J]=(T1)};{C,T1[3:0]}=T1[3:0]-1);{C,T1[7:4]}=T1[7:4]-C;{C,T1[11:8]}=T1[11:8]-C;{C,T1[15:12]}=T1[15:12]-C;J--};(OP1[J]=(T1);J=T2)</text:p>
          </table:table-cell>
          <table:table-cell table:formula="of:=[.$K$68]+1+5*16+1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office:value-type="string" calcext:value-type="string">
            <text:p>and.16</text:p>
          </table:table-cell>
          <table:table-cell office:value-type="string" calcext:value-type="string">
            <text:p>OP1=OP1&amp;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tr.16</text:p>
          </table:table-cell>
          <table:table-cell office:value-type="string" calcext:value-type="string">
            <text:p><text:span text:style-name="T1">(T1=OP2;T2=ROR(OP2,I));FOR(N,15){{C,T2[3:0]}=T2[3:0]+1;((T2)=OP1[J];J++);{C,T2[7:4]}=T2[7:4]+C;{C,T2[11:8]}=T2[11:8]+C;{C,T2[15:12]}=T2[15:12]+C};OP2=T1;((T2)=OP1[J]</text:span>;J++)</text:p>
          </table:table-cell>
          <table:table-cell table:formula="of:=[.$K$68]+1+5*15+2" office:value-type="float" office:value="106" calcext:value-type="float">
            <text:p>106</text:p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xor.16</text:p>
          </table:table-cell>
          <table:table-cell office:value-type="string" calcext:value-type="string">
            <text:p>OP1=OP1^OP2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tri.16</text:p>
          </table:table-cell>
          <table:table-cell office:value-type="string" calcext:value-type="string">
            <text:p><text:span text:style-name="T1">T1=ROR(OP2,I);FOR(N,16){{C,T1[3:0]}=T1[3:0]+1;((T1)=OP1[J]</text:span>;J++);{C,T1[7:4]}=T1[7:4]+C;{C,T1[11:8]}=T1[11:8]+C;{C,T1[15:12]}=T1[15:12]+C}</text:p>
          </table:table-cell>
          <table:table-cell table:formula="of:=[.$K$68]+1+5*16"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mfh</text:p>
          </table:table-cell>
          <table:table-cell office:value-type="string" calcext:value-type="string">
            <text:p>OP1=ROL(H,I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strd.16</text:p>
          </table:table-cell>
          <table:table-cell office:value-type="string" calcext:value-type="string">
            <text:p><text:span text:style-name="T1">(T1=ROR(OP2,I);T2=J+=4);FOR(N,16){(IF(N!=0){(T1)=OP1[J]};{C,T1[3:0]}=T1[3:0]-1);{C,T1[7:4]}=T1[7:4]-C;{C,T1[11:8]}=T1[11:8]-C;{C,T1[15:12]}=T1[15:12]-C;J--};((T1)=OP1[J]</text:span>;J=T2)</text:p>
          </table:table-cell>
          <table:table-cell table:formula="of:=[.$K$68]+1+5*16+1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string" calcext:value-type="string">
            <text:p>mfl</text:p>
          </table:table-cell>
          <table:table-cell office:value-type="string" calcext:value-type="string">
            <text:p>OP1=ROL(L,I)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IF(C==0){P=ROR(OP2,I)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OP1=0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bccr</text:p>
          </table:table-cell>
          <table:table-cell office:value-type="string" calcext:value-type="string">
            <text:p><text:span text:style-name="T1">IF(C==0){T1=ROR(OP2,I);(P=T1;OP2=ROL(P,I))</text:span>}</text:p>
          </table:table-cell>
          <table:table-cell table:formula="of:=[.$K$68]+2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1=ROR(OP2,I);T2=-T1;OP1=ROL(T2,I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<text:span text:style-name="T1">IF(OP1==0){P=ROR(OP2,I)</text:span>}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p</text:p>
          </table:table-cell>
          <table:table-cell table:formula="of:=[.$K$68]+1" office:value-type="float" office:value="29" calcext:value-type="float">
            <text:p>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zr</text:p>
          </table:table-cell>
          <table:table-cell office:value-type="string" calcext:value-type="string">
            <text:p>IF(OP1==0){T1=ROR(OP2,I);(P=T1;OP2=ROL(P,I))}</text:p>
          </table:table-cell>
          <table:table-cell table:formula="of:=[.$K$68]+2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string" calcext:value-type="string">
            <text:p>adc.16</text:p>
          </table:table-cell>
          <table:table-cell office:value-type="string" calcext:value-type="string">
            <text:p>T1=ROR(OP1,I);T2=ROR(OP2,I);{C,T1[3:0]}=T1[3:0]+T2[3:0]+C;{C,T1[7:4]}=T1[7:4]+T2[7:4]+C;{C,T1[11:8]}=T1[11:8]+T2[11:8]+C;{C,T1[15:12]}=T1[15:12]+T2[15:12]+C;OP1=ROL(T1,I)</text:p>
          </table:table-cell>
          <table:table-cell table:formula="of:=[.$K$68]+7" office:value-type="float" office:value="35" calcext:value-type="float">
            <text:p>3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span text:style-name="T1">T2=ROR(OP1,I);IF(T2[I+15]==1){P=ROR(OP2,I)</text:span>}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sbb.16</text:p>
          </table:table-cell>
          <table:table-cell office:value-type="string" calcext:value-type="string">
            <text:p>T1=ROR(OP1,I);T2=ROR(OP2,I);{C,T1[3:0]}=T1[3:0]-T2[3:0]-C;{C,T1[7:4]}=T1[7:4]-T2[7:4]-C;{C,T1[11:8]}=T1[11:8]-T2[11:8]-C;{C,T1[15:12]}=T1[15:12]-T2[15:12]-C;OP1=ROL(T1,I)</text:p>
          </table:table-cell>
          <table:table-cell table:formula="of:=[.$K$68]+7" office:value-type="float" office:value="35" calcext:value-type="float">
            <text:p>3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bnr</text:p>
          </table:table-cell>
          <table:table-cell office:value-type="string" calcext:value-type="string">
            <text:p><text:span text:style-name="T1">T2=ROR(OP1,I);IF(T2[I+15]==1</text:span>){T1=ROR(OP2,I);(P=T1;OP2=ROL(P,I))}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7"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ul.16</text:p>
          </table:table-cell>
          <table:table-cell office:value-type="string" calcext:value-type="string">
            <text:p><text:span text:style-name="T1">(T1=ROR(OP1,I);T3[31:0]=0;N=0);T2=ROR(OP2,I);IF(T2[0]!=0){T3[15:0]=T1}</text:span></text:p>
            <text:p><text:span text:style-name="T1">LOOP:IF(T2[N+1]!=0){{C,T3[N+4:N+1]}=T3[N+4:N+1]+T1[3:0];{C,T3[N+8:N+5]}=T3[N+8:N+5]+T1[7:4]+C;</text:span></text:p>
            <text:p><text:span text:style-name="T1">{C,T3[N+12:N+9]}=T3[N+12:N+9]+T1[11:8]+C;T3[N+17:N+13]=T3[N+16:N+13]+T1[15:12]+C;}N++;IF(N!=15){GOTO:LOOP}</text:span></text:p>
          </table:table-cell>
          <table:table-cell office:value-type="string" calcext:value-type="string">
            <text:p><text:span text:style-name="T1">76+ROR(OP2,I)[0]</text:span>+</text:p>
            <text:p>COUNT(ROR(OP2,I)[15:1])*4</text:p>
            <text:p>Max:13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ait.4</text:p>
          </table:table-cell>
          <table:table-cell office:value-type="string" calcext:value-type="string">
            <text:p>T1[3:0]=ROR(OP1,I);WHILE(T1[3:0]!=0){T1[3:0]=T1[3:0]-1}</text:p>
          </table:table-cell>
          <table:table-cell table:style-name="ce12" office:value-type="string" calcext:value-type="string">
            <text:p>30+ROR(OP1,I)[3:0]</text:p>
          </table:table-cell>
        </table:table-row>
        <table:table-row table:style-name="ro4"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muls.16</text:p>
          </table:table-cell>
          <table:table-cell office:value-type="string" calcext:value-type="string">
            <text:p><text:span text:style-name="T1">(T1=ROR(OP1,I);T3[31:15]=0;N=0);(T2=ROR(OP2,I);T3[14:0]=T1);T4=T1[15]^T2[15];</text:span></text:p>
            <text:p><text:span text:style-name="T1">IF(T1[15]!=0){T1[15:0]=~T1[15:0];{C,T1[3:0]}=T1[3:0]+1;{C,T1[7:4]}=T1[7:4]+C;{C,T1[11:8]}=T1[11:8]+C;T1[15:12]=T1[14:12]+C;}</text:span></text:p>
            <text:p><text:span text:style-name="T1">IF(T2[15]!=0){T2[15:0]=~T2[15:0];{C,T2[3:0]}=T2[3:0]+1;{C,T2[7:4]}=T2[7:4]+C;{C,T2[11:8]}=T2[11:8]+C;T2[15:12]=T2[14:12]+C;}IF(T2[0]!=0){T3[15:0]=T1;}</text:span></text:p>
            <text:p><text:span text:style-name="T1">LOOP:IF(T2[N+1]!=0){{C,T3[N+4:N+1]}=T3[N+4:N+1]+T1[3:0];{C,T3[N+8:N+5]}=T3[N+8:N+5]+T1[7:4]+C;</text:span></text:p>
            <text:p><text:span text:style-name="T1">{C,T3[N+12:N+9]}=T3[N+12:N+9]+T1[11:8]+C;T3[N+17:N+13]=T3[N+16:N+13]+T1[15:12]+C;}N++;IF(N!=15){GOTO:LOOP}</text:span></text:p>
            <text:p><text:span text:style-name="T1">IF(T1[15]!=T2[15]){T3=~T3;{C,T3[3:0]}=T3[3:0]+1;{C,T3[7:4]}=T3[7:4]+C;{C,T3[11:8]}=T3[11:8]+C;{C,T3[15:12]}=T3[15:12]+C;</text:span></text:p>
            <text:p><text:span text:style-name="T1">{C,T3[19:16]}=T3[19:16]+C;{C,T3[23:20]}=T3[23:20]+C;{C,T3[27:24]}=T3[27:24]+C;T3[31:28]=T3[31:28]+C;}</text:span></text:p>
          </table:table-cell>
          <table:table-cell office:value-type="string" calcext:value-type="string">
            <text:p>80~1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ait.4e</text:p>
          </table:table-cell>
          <table:table-cell office:value-type="string" calcext:value-type="string">
            <text:p><text:span text:style-name="T1">T1[3:0]=ROR(OP1,I);DO{T2[3:0]=T2[3:0]-1}WHILE(T2[3:0]!=0);WHILE(T1[3:0]!=0){T1[3:0]=T1[3:0]-1</text:span>}</text:p>
          </table:table-cell>
          <table:table-cell table:style-name="ce12" office:value-type="string" calcext:value-type="string">
            <text:p>46+ROR(OP1,I)[3:0]</text:p>
          </table:table-cell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div.16</text:p>
          </table:table-cell>
          <table:table-cell office:value-type="string" calcext:value-type="string">
            <text:p>T1=ROR(OP1,I);T2=ROR(OP2,I);L=T1/T2;H=T1%T2 (Un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5" office:value-type="string" calcext:value-type="string" table:number-columns-spanned="1" table:number-rows-spanned="2">
            <text:p>ldi.1 v</text:p>
          </table:table-cell>
          <table:table-cell table:style-name="ce5" office:value-type="string" calcext:value-type="string" table:number-columns-spanned="1" table:number-rows-spanned="2">
            <text:p>(OP1[I]=v;I=I++)</text:p>
          </table:table-cell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string" calcext:value-type="string">
            <text:p>divs.16</text:p>
          </table:table-cell>
          <table:table-cell office:value-type="string" calcext:value-type="string">
            <text:p>T1=ROR(OP1,I);T2=ROR(OP2,I);L=T1/T2;H=T1%T2 (Signed)</text:p>
          </table:table-cell>
          <table:table-cell table:formula="of:=[.$K$68]+3" office:value-type="float" office:value="31" calcext:value-type="float">
            <text:p>31</text:p>
          </table:table-cell>
          <table:table-cell/>
          <table:table-cell office:value-type="float" office:value="127" calcext:value-type="float">
            <text:p>127</text:p>
          </table:table-cell>
          <table:covered-table-cell table:number-columns-repeated="2"/>
          <table:table-cell table:formula="of:=[.$K$68]+1" office:value-type="float" office:value="29" calcext:value-type="float">
            <text:p>2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FETCH</text:p>
          </table:table-cell>
          <table:table-cell office:value-type="string" calcext:value-type="string">
            <text:p>FOR(N,7){{T1[0],P[3:0]}=P[3:0]+1;(INST[N]=(P);{T1[0],P[7:4]}=P[7:4]+T1[0]);{T1[0],P[11:8]}=P[11:8]+T1[0];{T1[0],P[15:12]}=P[15:12]+T1[0]}</text:p>
          </table:table-cell>
          <table:table-cell table:formula="of:=4*7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Note: (OPERATION1;OPERATION2); means OPERATION1 and OPERATION2 will done simultaneousl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Note: REGISTER[MSB:LSB] means pick elements from No.LSB to No.MSB from vector REGISTER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Note: {REGISTER1,REGISTER2} means concatenation of registers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Note: FOR loop will be expanded and cannot contain IF statement.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擬似命令</text:p>
          </table:table-cell>
          <table:table-cell office:value-type="string" calcext:value-type="string">
            <text:p>処理内容</text:p>
          </table:table-cell>
          <table:table-cell office:value-type="string" calcext:value-type="string">
            <text:p>アセンブリ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レジスタの変更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命令数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確認済み</text:p>
          </table:table-cell>
          <table:table-cell/>
          <table:table-cell office:value-type="string" calcext:value-type="string">
            <text:p>ライブラリ</text:p>
          </table:table-cell>
          <table:table-cell office:value-type="string" calcext:value-type="string">
            <text:p>処理内容</text:p>
          </table:table-cell>
          <table:table-cell office:value-type="string" calcext:value-type="string">
            <text:p>アセンブリ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レジスタの変更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命令数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確認済み</text:p>
          </table:table-cell>
        </table:table-row>
        <table:table-row table:style-name="ro5">
          <table:table-cell/>
          <table:table-cell office:value-type="string" calcext:value-type="string">
            <text:p>ADD.16</text:p>
          </table:table-cell>
          <table:table-cell office:value-type="string" calcext:value-type="string">
            <text:p>OP1=OP1+OP2</text:p>
          </table:table-cell>
          <table:table-cell office:value-type="string" calcext:value-type="string">
            <text:p>clc adc.16</text:p>
          </table:table-cell>
          <table:table-cell/>
          <table:table-cell office:value-type="string" calcext:value-type="string">
            <text:p>OP1,C</text:p>
          </table:table-cell>
          <table:table-cell table:formula="of:=2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VCPYNTSCALL2</text:p>
          </table:table-cell>
          <table:table-cell table:style-name="ce11" office:value-type="string" calcext:value-type="string">
            <text:p><text:span text:style-name="T1">初期化</text:span></text:p>
            <text:p><text:span text:style-name="T1">待機</text:span></text:p>
            <text:p><text:span text:style-name="T1">{(pfdata+</text:span></text:p>
            <text:p><text:span text:style-name="T1">((E&gt;&gt;1)&lt;&lt;7)).64</text:span></text:p>
            <text:p><text:span text:style-name="T1">から</text:span></text:p>
            <text:p><text:span text:style-name="T1">0xE000にコピー</text:span></text:p>
            <text:p><text:span text:style-name="T1">(左半分)</text:span></text:p>
            <text:p><text:span text:style-name="T1">VCPYNTSCSPR2</text:span></text:p>
            <text:p><text:span text:style-name="T1">待機</text:span></text:p>
            <text:p><text:span text:style-name="T1">(pfdata+64+</text:span></text:p>
            <text:p><text:span text:style-name="T1">((E&gt;&gt;1)&lt;&lt;7)).64</text:span></text:p>
            <text:p><text:span text:style-name="T1">から</text:span></text:p>
            <text:p><text:span text:style-name="T1">0xE000にコピー</text:span></text:p>
            <text:p><text:span text:style-name="T1">(右半分)</text:span></text:p>
            <text:p><text:span text:style-name="T1">待機}</text:span></text:p>
            <text:p><text:span text:style-name="T1">を242回繰り返す</text:span></text:p>
          </table:table-cell>
          <table:table-cell office:value-type="string" calcext:value-type="string">
            <text:p><text:span text:style-name="T1">cli clj op1 E clr</text:span></text:p>
            <text:p><text:span text:style-name="T1">cli op1 A ldi.4 ? wait.4? nop</text:span></text:p>
            <text:p><text:span text:style-name="T1">loop:</text:span></text:p>
            <text:p><text:span text:style-name="T1">op1 A op2 E mov.16 cli op1 B</text:span></text:p>
            <text:p><text:span text:style-name="T1">ldi.1 1 op1 A op2 B shr cli op1 B</text:span></text:p>
            <text:p><text:span text:style-name="T1">ldi.4 7 op1 A shl op1 F </text:span></text:p>
            <text:p><text:span text:style-name="T1">ldi.16 pfdata op2 A clc adc.16 </text:span></text:p>
            <text:p><text:span text:style-name="T1">op1 B ldi.16 0xE000 op1 D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VCPYNTSCSPR2</text:span></text:p>
            <text:p><text:span text:style-name="T1">cli op1 A ldi.4 ? wait.4? nop</text:span></text:p>
            <text:p><text:span text:style-name="T1">op1 B ldi.16 0xE000 op1 D 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op2 F ldri.16 op2 B stri.16</text:span></text:p>
            <text:p><text:span text:style-name="T1">inc.16 E op1 B ldi.16 242 clc </text:span></text:p>
            <text:p><text:span text:style-name="T1">op2 E sbb.16 op1 A ldi.16 loop</text:span></text:p>
            <text:p><text:span text:style-name="T1">op1 B op2 A bz</text:span></text:p>
            <text:p><text:span text:style-name="T1">cli op1 A ldi.4 ? wait.4? nop</text:span></text:p>
          </table:table-cell>
          <table:table-cell table:style-name="ce11" office:value-type="string" calcext:value-type="string">
            <text:p>A,B,D:破壊</text:p>
            <text:p><text:span text:style-name="T1">E:ライン数</text:span></text:p>
            <text:p>F:pfdata</text:p>
            <text:p>G:</text:p>
            <text:p>K:スタック</text:p>
            <text:p>P:P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.16</text:p>
          </table:table-cell>
          <table:table-cell office:value-type="string" calcext:value-type="string">
            <text:p>OP1=OP1-OP2</text:p>
          </table:table-cell>
          <table:table-cell office:value-type="string" calcext:value-type="string">
            <text:p>clc sbb.16</text:p>
          </table:table-cell>
          <table:table-cell/>
          <table:table-cell office:value-type="string" calcext:value-type="string">
            <text:p>OP1,C</text:p>
          </table:table-cell>
          <table:table-cell table:formula="of:=2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CPYPAL</text:p>
          </table:table-cell>
          <table:table-cell table:style-name="ce13" office:value-type="string" calcext:value-type="string" table:number-columns-spanned="1" table:number-rows-spanned="4">
            <text:p><text:span text:style-name="T2">0x8000から</text:span></text:p>
            <text:p><text:span text:style-name="T2">16ビットずつ</text:span></text:p>
            <text:p><text:span text:style-name="T2">0xC000に</text:span></text:p>
            <text:p><text:span text:style-name="T2">288回コピー</text:span></text:p>
          </table:table-cell>
          <table:table-cell table:style-name="ce11" office:value-type="string" calcext:value-type="string" table:number-columns-spanned="1" table:number-rows-spanned="10">
            <text:p>cli op1 A</text:p>
            <text:p>ldi.4 0 ldi.4 0 ldi.4 0 ldi.4 8</text:p>
            <text:p>op1 B</text:p>
            <text:p><text:span text:style-name="T1">ldi.4 0 ldi.4 0 ldi.4 0 ldi.4 0xC</text:span></text:p>
            <text:p><text:span text:style-name="T1">op1 D</text:span></text:p>
            <text:p><text:span text:style-name="T1">ldi.4 0 ldi.4 0 ldi.4 2 ldi.4 9</text:span></text:p>
            <text:p><text:span text:style-name="T1">op1 F</text:span></text:p>
            <text:p><text:span text:style-name="T1">ldi.16 loop op1 E</text:span></text:p>
            <text:p><text:span text:style-name="T1">loop:</text:span></text:p>
            <text:p><text:span text:style-name="T1">op2 A ldri.16 op2 B str.16</text:span></text:p>
            <text:p><text:span text:style-name="T1">op2 A mov.16 op2 D clc sbb.16</text:span></text:p>
            <text:p><text:span text:style-name="T1">op2 F bn</text:span></text:p>
          </table:table-cell>
          <table:table-cell/>
          <table:table-cell office:value-type="string" calcext:value-type="string">
            <text:p>A,B,D,E,F,P</text:p>
          </table:table-cell>
          <table:table-cell table:formula="of:=33*7"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/>
          <table:covered-table-cell table:style-name="ce11"/>
          <table:table-cell table:number-columns-repeated="16"/>
        </table:table-row>
        <table:table-row table:style-name="ro1">
          <table:table-cell table:number-columns-repeated="2"/>
          <table:covered-table-cell/>
          <table:covered-table-cell table:style-name="ce11"/>
          <table:table-cell table:number-columns-repeated="16"/>
        </table:table-row>
        <table:table-row table:style-name="ro1">
          <table:table-cell table:number-columns-repeated="2"/>
          <table:covered-table-cell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 table:number-columns-repeated="3"/>
          <table:covered-table-cell table:style-name="ce1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VCPYNTSC</text:p>
          </table:table-cell>
          <table:table-cell table:style-name="ce13" office:value-type="string" calcext:value-type="string" table:number-columns-spanned="1" table:number-rows-spanned="4">
            <text:p><text:span text:style-name="T2">0x8000から</text:span></text:p>
            <text:p><text:span text:style-name="T2">16ビットずつ</text:span></text:p>
            <text:p><text:span text:style-name="T2">0xC000に</text:span></text:p>
            <text:p><text:span text:style-name="T2">242回コピー</text:span></text:p>
          </table:table-cell>
          <table:table-cell table:style-name="ce11" office:value-type="string" calcext:value-type="string" table:number-columns-spanned="1" table:number-rows-spanned="10">
            <text:p>cli op1 A</text:p>
            <text:p>ldi.4 0 ldi.4 0 ldi.4 0 ldi.4 8</text:p>
            <text:p>op1 B</text:p>
            <text:p><text:span text:style-name="T1">ldi.4 0 ldi.4 0 ldi.4 0 ldi.4 0xC</text:span></text:p>
            <text:p><text:span text:style-name="T1">op1 D</text:span></text:p>
            <text:p><text:span text:style-name="T1">ldi.4 0 ldi.4 2 ldi.4 f ldi.4 8</text:span></text:p>
            <text:p><text:span text:style-name="T1">op1 F</text:span></text:p>
            <text:p><text:span text:style-name="T1">ldi.16 loop op1 E</text:span></text:p>
            <text:p><text:span text:style-name="T1">loop:</text:span></text:p>
            <text:p><text:span text:style-name="T1">op2 A ldri.16 op2 B str.16</text:span></text:p>
            <text:p><text:span text:style-name="T1">op2 A mov.16 op2 D clc sbb.16</text:span></text:p>
            <text:p><text:span text:style-name="T1">op2 F bn</text:span></text:p>
          </table:table-cell>
          <table:table-cell/>
          <table:table-cell office:value-type="string" calcext:value-type="string">
            <text:p>A,B,D,E,F,P</text:p>
          </table:table-cell>
          <table:table-cell table:formula="of:=33*7" office:value-type="float" office:value="231" calcext:value-type="float">
            <text:p>231</text:p>
          </table:table-cell>
          <table:table-cell office:value-type="float" office:value="2684" calcext:value-type="float">
            <text:p>2684</text:p>
          </table:table-cell>
          <table:table-cell office:value-type="float" office:value="117314" calcext:value-type="float">
            <text:p>11731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/>
          <table:table-cell office:value-type="string" calcext:value-type="string">
            <text:p>VCPYNTSCSPR</text:p>
          </table:table-cell>
          <table:table-cell table:style-name="ce9" office:value-type="string" calcext:value-type="string" table:number-columns-spanned="1" table:number-rows-spanned="15">
            <text:p>(0x8000).8,</text:p>
            <text:p>(0x8010).8,</text:p>
            <text:p><text:span text:style-name="T1">(0x8020).8,</text:span></text:p>
            <text:p><text:span text:style-name="T1">(0x8030).8から</text:span></text:p>
            <text:p><text:span text:style-name="T1">0xC020,0xC030,</text:span></text:p>
            <text:p><text:span text:style-name="T1">0xC040,0xC050</text:span></text:p>
            <text:p><text:span text:style-name="T1">にコピー</text:span></text:p>
            <text:p><text:span text:style-name="T1">(0x8040).8,</text:span></text:p>
            <text:p><text:span text:style-name="T1">(0x8050).8,</text:span></text:p>
            <text:p><text:span text:style-name="T1">(0x8060).8,</text:span></text:p>
            <text:p><text:span text:style-name="T1">(0x8070).8から</text:span></text:p>
            <text:p><text:span text:style-name="T1">0xC028,0xC038,</text:span></text:p>
            <text:p><text:span text:style-name="T1">0xC048,0xC058</text:span></text:p>
            <text:p><text:span text:style-name="T1">にコピー</text:span></text:p>
            <text:p><text:span text:style-name="T1">(0x8080).6,</text:span></text:p>
            <text:p><text:span text:style-name="T1">(0x8090).6,</text:span></text:p>
            <text:p><text:span text:style-name="T1">(0x80A0).6,</text:span></text:p>
            <text:p><text:span text:style-name="T1">(0x80B0).6から</text:span></text:p>
            <text:p><text:span text:style-name="T1">0xC060.24にコピー</text:span></text:p>
          </table:table-cell>
          <table:table-cell table:style-name="ce11" office:value-type="string" calcext:value-type="string" table:number-columns-spanned="1" table:number-rows-spanned="27">
            <text:p>cli clj op1 A</text:p>
            <text:p>ldi.4 0 ldi.4 0 ldi.4 0 ldi.4 8</text:p>
            <text:p>op1 B</text:p>
            <text:p>ldi.4 0 ldi.4 2 ldi.4 0 ldi.4 0xC</text:p>
            <text:p>op1 E clr ldi.4 8 cli clc <text:span text:style-name="T1">op1 D </text:span></text:p>
            <text:p><text:span text:style-name="T1">op2 A </text:span>ldri.16 <text:span text:style-name="T1">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 </text:span></text:p>
            <text:p><text:span text:style-name="T1">op2 A ldri.16 op2 D ldr.16</text:span></text:p>
            <text:p><text:span text:style-name="T1">op2 B stri.16</text:span></text:p>
            <text:p><text:span text:style-name="T1">op1 B ldi.4 8 ldi.4 2 cli op1 D 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4 </text:span></text:p>
            <text:p><text:span text:style-name="T1">op1 B op2 E adc.16 op1 D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  <text:p><text:span text:style-name="T1">op2 A ldri.16 op2 D ldr.16</text:span></text:p>
            <text:p><text:span text:style-name="T1">op2 B stri.4 stri.1 stri.1</text:span></text:p>
          </table:table-cell>
          <table:table-cell/>
          <table:table-cell office:value-type="string" calcext:value-type="string">
            <text:p>A,B,D,E,P</text:p>
          </table:table-cell>
          <table:table-cell table:formula="of:=123*7" office:value-type="float" office:value="861" calcext:value-type="float">
            <text:p>861</text:p>
          </table:table-cell>
          <table:table-cell office:value-type="float" office:value="123" calcext:value-type="float">
            <text:p>123</text:p>
          </table:table-cell>
          <table:table-cell office:value-type="float" office:value="6105" calcext:value-type="float">
            <text:p>6105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/>
          <table:table-cell table:style-name="ce11" office:value-type="string" calcext:value-type="string">
            <text:p>VCPYNTSCALL</text:p>
          </table:table-cell>
          <table:table-cell table:style-name="ce11" office:value-type="string" calcext:value-type="string" table:number-columns-spanned="1" table:number-rows-spanned="7">
            <text:p>{待機</text:p>
            <text:p>(0x80C0).32から</text:p>
            <text:p>0xC000にコピー</text:p>
            <text:p>VCPYNTSCSPR</text:p>
            <text:p>待機</text:p>
            <text:p>((0x80C0)+0x20).32</text:p>
            <text:p>から0xC000にコピー}</text:p>
            <text:p>を242回繰り返す</text:p>
            <text:p/>
          </table:table-cell>
          <table:table-cell table:style-name="ce11" office:value-type="string" calcext:value-type="string" table:number-columns-spanned="1" table:number-rows-spanned="20">
            <text:p>cli clj op1 F</text:p>
            <text:p>ldi.4 2 ldi.4 0xF cli</text:p>
            <text:p>loop:</text:p>
            <text:p>cli clj op1 B</text:p>
            <text:p><text:span text:style-name="T1">ldi.4 0 ldi.4 0 ldi.4 0 ldi.4 0xC</text:span></text:p>
            <text:p><text:span text:style-name="T1">op1 A</text:span></text:p>
            <text:p><text:span text:style-name="T1">ldi.4 0 ldi.4 0xC ldi.4 0 ldi.4 8</text:span></text:p>
            <text:p><text:span text:style-name="T1">op2 A ldr.16 op1 D ldri.16</text:span></text:p>
            <text:p><text:span text:style-name="T1">op2 B stri.16</text:span></text:p>
            <text:p><text:span text:style-name="T1">op2 A ldri.16 op2 B stri.16</text:span></text:p>
            <text:p><text:span text:style-name="T1">VCPYNTSCSPR</text:span></text:p>
            <text:p><text:span text:style-name="T1">cli clj op1 B</text:span></text:p>
            <text:p><text:span text:style-name="T1">ldi.4 0 ldi.4 0 ldi.4 0 ldi.4 0xC</text:span></text:p>
            <text:p><text:span text:style-name="T1">op1 A</text:span></text:p>
            <text:p><text:span text:style-name="T1">ldi.4 0 ldi.4 0xC ldi.4 0 ldi.4 8</text:span></text:p>
            <text:p><text:span text:style-name="T1">op1 E clr add4i ldi.4 2 cli clc</text:span></text:p>
            <text:p><text:span text:style-name="T1">op1 A op2 A ldr.16 op2 E adc.4 </text:span></text:p>
            <text:p><text:span text:style-name="T1">adc.4 cli op2 A</text:span></text:p>
            <text:p><text:span text:style-name="T1">op1 D ldri.16 op2 B stri.16</text:span></text:p>
            <text:p><text:span text:style-name="T1">op2 A ldri.16 op2 B stri.16</text:span></text:p>
            <text:p><text:span text:style-name="T1">op1 A ldi.16 end</text:span></text:p>
            <text:p><text:span text:style-name="T1">op2 A op1 F dec.16 bz</text:span></text:p>
            <text:p><text:span text:style-name="T1">op1 A ldi.16 loop </text:span></text:p>
            <text:p><text:span text:style-name="T1">op1 P op2 A mov.16</text:span></text:p>
            <text:p><text:span text:style-name="T1">end:</text:span></text:p>
          </table:table-cell>
          <table:table-cell table:style-name="ce11" office:value-type="string" calcext:value-type="string" table:number-columns-spanned="1" table:number-rows-spanned="20">
            <text:p>B=0xC000</text:p>
            <text:p>A=0x80C0</text:p>
            <text:p>A=(A)</text:p>
            <text:p>D=(A)+</text:p>
            <text:p>(B)+=D</text:p>
            <text:p><text:span text:style-name="T1">D=(A)+</text:span></text:p>
            <text:p><text:span text:style-name="T1">(B)+=D</text:span></text:p>
            <text:p><text:span text:style-name="T1">1051inst.</text:span></text:p>
            <text:p><text:span text:style-name="T1">B=0xC000</text:span></text:p>
            <text:p><text:span text:style-name="T1">A=0x80C0</text:span></text:p>
            <text:p><text:span text:style-name="T1">E=0x20</text:span></text:p>
            <text:p><text:span text:style-name="T1">A=(A)</text:span></text:p>
            <text:p><text:span text:style-name="T1">A=A+E</text:span></text:p>
            <text:p><text:span text:style-name="T1">D=(A)+</text:span></text:p>
            <text:p><text:span text:style-name="T1">(B)+=D</text:span></text:p>
            <text:p><text:span text:style-name="T1">D=(A)+</text:span></text:p>
            <text:p><text:span text:style-name="T1">(B)+=D</text:span></text:p>
          </table:table-cell>
          <table:table-cell table:style-name="ce11" office:value-type="string" calcext:value-type="string">
            <text:p>A,B,D,E,F,P</text:p>
          </table:table-cell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2"/>
          <table:covered-table-cell table:number-columns-repeated="3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 table:number-columns-repeated="3"/>
          <table:covered-table-cell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VCPYNTSCSPR2</text:p>
          </table:table-cell>
          <table:table-cell table:style-name="ce11" office:value-type="string" calcext:value-type="string" table:number-columns-spanned="1" table:number-rows-spanned="2">
            <text:p>(sprdata).192から</text:p>
            <text:p>0xE040にコピー</text:p>
          </table:table-cell>
          <table:table-cell table:style-name="ce11" office:value-type="string" calcext:value-type="string" table:number-columns-spanned="1" table:number-rows-spanned="11">
            <text:p>cli clj op1 A ldi.16 sprdata</text:p>
            <text:p>op1 B ldi.16 0xE040</text:p>
            <text:p>op1 D op2 A ldri.16 op2 B stri.16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  <text:p><text:span text:style-name="T1">op2 A ldri.16 op2 B stri.16</text:span></text:p>
          </table:table-cell>
          <table:table-cell/>
          <table:table-cell office:value-type="string" calcext:value-type="string">
            <text:p>A,B,D,P</text:p>
          </table:table-cell>
          <table:table-cell table:formula="of:=60*7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3676" calcext:value-type="float">
            <text:p>3676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  <table:table-row table:style-name="ro1">
          <table:table-cell table:number-columns-repeated="3"/>
          <table:covered-table-cell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標準" style:font-family-generic="modern" style:font-pitch="fixed" style:font-name-asian="ＭＳ ゴシック" style:font-family-asian="'ＭＳ ゴシック'" style:font-style-name-asian="標準" style:font-family-generic-asian="modern" style:font-pitch-asian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00/00/00</text:date>, <text:time style:data-style-name="N2" text:time-value="20:58:39.25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23:37:18.773000000</meta:creation-date>
    <dc:date>2022-09-25T22:56:53.522000000</dc:date>
    <meta:editing-duration>P7DT10H9M6S</meta:editing-duration>
    <meta:editing-cycles>157</meta:editing-cycles>
    <meta:generator>LibreOffice/7.1.6.2$Windows_X86_64 LibreOffice_project/0e133318fcee89abacd6a7d077e292f1145735c3</meta:generator>
    <meta:document-statistic meta:table-count="2" meta:cell-count="597" meta:object-count="0"/>
  </office:meta>
</office:document-meta>
</file>